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background-color="transparent" fo:font-size="10.000000000000000pt" fo:font-style="normal" style:text-underline-style="none" style:text-underline-type="none"/>
    </style:style>
    <style:style style:name="T28" style:family="text">
      <style:text-properties fo:background-color="transparent" fo:color="#55aa7f" fo:font-size="11.000000000000000pt"/>
    </style:style>
    <style:style style:name="T29" style:family="text">
      <style:text-properties fo:font-size="9.000000000000000pt" fo:font-weight="bold"/>
    </style:style>
    <style:style style:name="T30" style:family="text">
      <style:text-properties fo:font-family="仿宋" fo:font-size="12.000000000000000pt"/>
    </style:style>
    <style:style style:name="T31" style:family="text">
      <style:text-properties fo:font-family="Sans" fo:font-size="9.000000000000000pt"/>
    </style:style>
    <style:style style:name="T32" style:family="text">
      <style:text-properties fo:font-family="仿宋" fo:font-size="11.000000000000000pt"/>
    </style:style>
    <style:style style:name="T33" style:family="text">
      <style:text-properties fo:font-family="仿宋" fo:font-size="10.000000000000000pt"/>
    </style:style>
    <style:style style:name="T34" style:family="text">
      <style:text-properties fo:font-size="10.000000000000000pt" fo:font-weight="normal"/>
    </style:style>
    <style:style style:name="T3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5"/>
      <text:p text:style-name="P5"><text:span text:style-name="T27">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8">目前可以提取出来单独使用(参考kxmlgui\tests\kxmlGuiMain)</text:span></text:p>
      <text:p text:style-name="P5"/>
      <text:h text:outline-level="2" text:style-name="P11">文档转换</text:h>
      <text:p text:style-name="P5"><text:span text:style-name="T29"><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8"/>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0">Qtcreator<text:s/></text:span></text:h>
      <text:p text:style-name="P5"><text:span text:style-name="T10">C:\Qt\AStyle\bin\AStyle.exe</text:span></text:p>
      <text:p text:style-name="P5"><text:span text:style-name="T31">style=ansi</text:span></text:p>
      <text:p text:style-name="P6"><text:span text:style-name="T31">add-braces</text:span></text:p>
      <text:p text:style-name="P6"><text:span text:style-name="T31">indent-switches</text:span></text:p>
      <text:p text:style-name="P6"/>
      <text:h text:outline-level="2" text:style-name="P11"><text:span text:style-name="T32">遇到的设置问题</text:span></text:h>
      <text:h text:outline-level="3" text:style-name="P12"><text:span text:style-name="T33">调试速度</text:span></text:h>
      <text:p text:style-name="P5"><text:span text:style-name="T33">Options/Build&amp;Run/General: 取消Always deploy project before running it</text:span></text:p>
      <text:p text:style-name="P5"/>
      <text:h text:outline-level="3" text:style-name="P12"><text:span text:style-name="T34">配置修改问题</text:span></text:h>
      <text:p text:style-name="P5"><text:span text:style-name="T35">不要轻易修改 Options/Debugger/CDB: Use Python dumper 取消会出现无法调试问题，需要删除</text:span></text:p>
      <text:p text:style-name="P5"><text:span text:style-name="T35">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5">http://cn.ntdtv.com/gb/2021/08/26/a103200033.html</text:span></text:p>
      <text:h text:outline-level="2" text:style-name="P11">在线软件</text:h>
      <text:p text:style-name="P5"><text:span text:style-name="T35">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www" style:display-name="Bibliography www" style:family="paragraph"/>
    <style:style style:name="Bibliography_20custom1" style:display-name="Bibliography custom1" style:family="paragraph"/>
    <style:style style:name="Bibliography_20techreport" style:display-name="Bibliography techreport" style:family="paragraph"/>
    <style:style style:name="Bibliography_20custom2" style:display-name="Bibliography custom2" style:family="paragraph"/>
    <style:style style:name="Bibliography_20unpublished" style:display-name="Bibliography unpublished"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34</meta:editing-cycles>
    <dc:date>2021-09-05T20:50:04</dc:date>
    <meta:creation-date>2008-08-22T11:41:04</meta:creation-date>
  </office:meta>
</office:document-meta>
</file>